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3orig" table:style-name="ta1">
        <table:shapes>
          <draw:frame draw:z-index="0" draw:style-name="gr1" draw:text-style-name="P1" svg:width="159.99mm" svg:height="89.99mm" svg:x="62.99mm" svg:y="62.88mm">
            <loext:p draw:notify-on-update-of-ranges="l3orig.B3:l3orig.B6 l3orig.D2:l3orig.D2 l3orig.D3:l3orig.D6 l3orig.E2:l3orig.E2 l3orig.E3:l3orig.E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731" calcext:value-type="float">
            <text:p>2731</text:p>
          </table:table-cell>
          <table:table-cell office:value-type="float" office:value="376" calcext:value-type="float">
            <text:p>376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15" calcext:value-type="float">
            <text:p>2715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665" calcext:value-type="float">
            <text:p>2665</text:p>
          </table:table-cell>
          <table:table-cell table:style-name="ce2" office:value-type="float" office:value="440" calcext:value-type="float">
            <text:p>440</text:p>
          </table:table-cell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373" calcext:value-type="float">
            <text:p>373</text:p>
          </table:table-cell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</table:table>
      <table:table table:name="l3flow" table:style-name="ta1">
        <table:shapes>
          <draw:frame draw:z-index="0" draw:style-name="gr1" draw:text-style-name="P1" svg:width="159.99mm" svg:height="89.99mm" svg:x="20.55mm" svg:y="81.74mm">
            <loext:p draw:notify-on-update-of-ranges="l3flow.B3:l3flow.B6 l3flow.D2:l3flow.D2 l3flow.D3:l3flow.D6 l3flow.E2:l3flow.E2 l3flow.E3:l3flow.E6 l3flow.F2:l3flow.F2 l3flow.F3:l3flow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5mm" svg:x="219.44mm" svg:y="83.4mm">
            <loext:p draw:notify-on-update-of-ranges="l3flow.B3:l3flow.B6 l3flow.G2:l3flow.G2 l3flow.G3:l3flow.G6 l3flow.H2:l3flow.H2 l3flow.H3:l3flow.H6 l3flow.I2:l3flow.I2 l3flow.I3:l3flow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15" calcext:value-type="float">
            <text:p>3115</text:p>
          </table:table-cell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01" calcext:value-type="float">
            <text:p>601</text:p>
          </table:table-cell>
          <table:table-cell office:value-type="float" office:value="443" calcext:value-type="float">
            <text:p>443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435" calcext:value-type="float">
            <text:p>24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70" calcext:value-type="float">
            <text:p>670</text:p>
          </table:table-cell>
          <table:table-cell office:value-type="float" office:value="232" calcext:value-type="float">
            <text:p>232</text:p>
          </table:table-cell>
          <table:table-cell table:style-name="ce2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6" calcext:value-type="float">
            <text:p>3106</text:p>
          </table:table-cell>
          <table:table-cell table:style-name="ce2" office:value-type="float" office:value="2422" calcext:value-type="float">
            <text:p>24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TOTAL:3115 NDETOK:2514 NDETNOK:0 DET:601 (REC:443 NREC:129 RECERR:29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string" calcext:value-type="string">
            <text:p>TOTAL:3105 NDETOK:2391 NDETNOK:0 DET:714 (REC:481 NREC:233 RECERR:0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string" calcext:value-type="string">
            <text:p>TOTAL:3105 NDETOK:2435 NDETNOK:0 DET:670 (REC:232 NREC:438 RECERR:0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string" calcext:value-type="string">
            <text:p>TOTAL:3106 NDETOK:2422 NDETNOK:1 DET:683 (REC:536 NREC:146 RECERR:1)</text:p>
          </table:table-cell>
          <table:table-cell table:number-columns-repeated="6"/>
        </table:table-row>
      </table:table>
      <table:table table:name="l3tmr" table:style-name="ta1">
        <table:shapes>
          <draw:frame draw:z-index="0" draw:style-name="gr1" draw:text-style-name="P1" svg:width="159.99mm" svg:height="89.99mm" svg:x="26.05mm" svg:y="68.19mm">
            <loext:p draw:notify-on-update-of-ranges="l3tmr.B3:l3tmr.B6 l3tmr.D2:l3tmr.D2 l3tmr.D3:l3tmr.D6 l3tmr.E2:l3tmr.E2 l3tmr.E3:l3tmr.E6 l3tmr.F2:l3tmr.F2 l3tmr.F3:l3tmr.F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5mm" svg:x="210.91mm" svg:y="68mm">
            <loext:p draw:notify-on-update-of-ranges="l3tmr.B3:l3tmr.B6 l3tmr.G2:l3tmr.G2 l3tmr.G3:l3tmr.G6 l3tmr.H2:l3tmr.H2 l3tmr.H3:l3tmr.H6 l3tmr.I2:l3tmr.I2 l3tmr.I3:l3tmr.I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518" calcext:value-type="float">
            <text:p>25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425" calcext:value-type="float">
            <text:p>24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653" calcext:value-type="float">
            <text:p>6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13" calcext:value-type="float">
            <text:p>6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3time" table:style-name="ta1">
        <table:shapes>
          <draw:frame draw:z-index="0" draw:style-name="gr1" draw:text-style-name="P1" svg:width="159.99mm" svg:height="89.99mm" svg:x="26.05mm" svg:y="68.19mm">
            <loext:p draw:notify-on-update-of-ranges="l3time.B3:l3time.B6 l3time.D2:l3time.D2 l3time.D3:l3time.D6 l3time.E2:l3time.E2 l3time.E3:l3time.E6 l3time.F2:l3time.F2 l3time.F3:l3time.F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7mm" svg:height="90.05mm" svg:x="210.91mm" svg:y="68mm">
            <loext:p draw:notify-on-update-of-ranges="l3time.B3:l3time.B6 l3time.G2:l3time.G2 l3time.G3:l3time.G6 l3time.H2:l3time.H2 l3time.H3:l3time.H6 l3time.I2:l3time.I2 l3time.I3:l3time.I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981" calcext:value-type="float">
            <text:p>298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969" calcext:value-type="float">
            <text:p>296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7" calcext:value-type="float">
            <text:p>3107</text:p>
          </table:table-cell>
          <table:table-cell office:value-type="float" office:value="2939" calcext:value-type="float">
            <text:p>293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7" calcext:value-type="float">
            <text:p>3107</text:p>
          </table:table-cell>
          <table:table-cell office:value-type="float" office:value="2967" calcext:value-type="float">
            <text:p>2967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shapes>
          <draw:frame draw:z-index="0" draw:style-name="gr1" draw:text-style-name="P1" svg:width="250.56mm" svg:height="112.09mm" svg:x="24.78mm" svg:y="65.08mm">
            <loext:p draw:notify-on-update-of-ranges="Sheet4.C2:Sheet4.N3 Sheet4.B4:Sheet4.B4 Sheet4.C4:Sheet4.N4 Sheet4.B5:Sheet4.B5 Sheet4.C5:Sheet4.N5 Sheet4.B6:Sheet4.B6 Sheet4.C6:Sheet4.N6 Sheet4.B7:Sheet4.B7 Sheet4.C7:Sheet4.N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3" table:number-columns-spanned="1" table:number-rows-spanned="2"/>
          <table:table-cell table:style-name="ce3" office:value-type="string" calcext:value-type="string" table:number-columns-spanned="3" table:number-rows-spanned="1">
            <text:p>L3Orig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L3Flow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L3TMR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L3TR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table:formula="of:=[l3flow.D2]" office:value-type="string" office:string-value="Ok-latent" calcext:value-type="string">
            <text:p>Ok-latent</text:p>
          </table:table-cell>
          <table:table-cell table:formula="of:=[l3flow.E2]" office:value-type="string" office:string-value="Nok-failure" calcext:value-type="string">
            <text:p>Nok-failure</text:p>
          </table:table-cell>
          <table:table-cell table:formula="of:=[l3flow.F2]" office:value-type="string" office:string-value="Detected" calcext:value-type="string">
            <text:p>Detected</text:p>
          </table:table-cell>
          <table:table-cell table:formula="of:=[l3tmr.D2]" office:value-type="string" office:string-value="Ok-latent" calcext:value-type="string">
            <text:p>Ok-latent</text:p>
          </table:table-cell>
          <table:table-cell table:formula="of:=[l3tmr.E2]" office:value-type="string" office:string-value="Nok-failure" calcext:value-type="string">
            <text:p>Nok-failure</text:p>
          </table:table-cell>
          <table:table-cell table:formula="of:=[l3tmr.F2]" office:value-type="string" office:string-value="Detected" calcext:value-type="string">
            <text:p>Detected</text:p>
          </table:table-cell>
          <table:table-cell table:formula="of:=[l3time.D2]" office:value-type="string" office:string-value="Ok-latent" calcext:value-type="string">
            <text:p>Ok-latent</text:p>
          </table:table-cell>
          <table:table-cell table:formula="of:=[l3time.E2]" office:value-type="string" office:string-value="Nok-failure" calcext:value-type="string">
            <text:p>Nok-failure</text:p>
          </table:table-cell>
          <table:table-cell table:formula="of:=[l3time.F2]" office:value-type="string" office:string-value="Detected" calcext:value-type="string">
            <text:p>Detected</text:p>
          </table:table-cell>
        </table:table-row>
        <table:table-row table:style-name="ro1">
          <table:table-cell/>
          <table:table-cell table:formula="of:=[l3flow.B3]" office:value-type="string" office:string-value="basic" calcext:value-type="string">
            <text:p>basic</text:p>
          </table:table-cell>
          <table:table-cell table:formula="of:=[l3orig.D3]" office:value-type="float" office:value="2731" calcext:value-type="float">
            <text:p>2731</text:p>
          </table:table-cell>
          <table:table-cell table:formula="of:=[l3orig.E3]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[l3flow.D3]" office:value-type="float" office:value="2514" calcext:value-type="float">
            <text:p>2514</text:p>
          </table:table-cell>
          <table:table-cell table:formula="of:=[l3flow.E3]" office:value-type="float" office:value="0" calcext:value-type="float">
            <text:p>0</text:p>
          </table:table-cell>
          <table:table-cell table:formula="of:=[l3flow.F3]" office:value-type="float" office:value="601" calcext:value-type="float">
            <text:p>601</text:p>
          </table:table-cell>
          <table:table-cell table:formula="of:=[l3tmr.D3]" office:value-type="float" office:value="2518" calcext:value-type="float">
            <text:p>2518</text:p>
          </table:table-cell>
          <table:table-cell table:formula="of:=[l3tmr.E3]" office:value-type="float" office:value="0" calcext:value-type="float">
            <text:p>0</text:p>
          </table:table-cell>
          <table:table-cell table:formula="of:=[l3tmr.F3]" office:value-type="float" office:value="587" calcext:value-type="float">
            <text:p>587</text:p>
          </table:table-cell>
          <table:table-cell table:formula="of:=[l3time.D3]" office:value-type="float" office:value="2981" calcext:value-type="float">
            <text:p>2981</text:p>
          </table:table-cell>
          <table:table-cell table:formula="of:=[l3time.E3]" office:value-type="float" office:value="64" calcext:value-type="float">
            <text:p>64</text:p>
          </table:table-cell>
          <table:table-cell table:formula="of:=[l3time.F3]" office:value-type="float" office:value="62" calcext:value-type="float">
            <text:p>62</text:p>
          </table:table-cell>
        </table:table-row>
        <table:table-row table:style-name="ro1">
          <table:table-cell/>
          <table:table-cell table:formula="of:=[l3flow.B4]" office:value-type="string" office:string-value="bsort" calcext:value-type="string">
            <text:p>bsort</text:p>
          </table:table-cell>
          <table:table-cell table:formula="of:=[l3orig.D4]" office:value-type="float" office:value="2715" calcext:value-type="float">
            <text:p>2715</text:p>
          </table:table-cell>
          <table:table-cell table:formula="of:=[l3orig.E4]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[l3flow.D4]" office:value-type="float" office:value="2391" calcext:value-type="float">
            <text:p>2391</text:p>
          </table:table-cell>
          <table:table-cell table:formula="of:=[l3flow.E4]" office:value-type="float" office:value="0" calcext:value-type="float">
            <text:p>0</text:p>
          </table:table-cell>
          <table:table-cell table:formula="of:=[l3flow.F4]" office:value-type="float" office:value="714" calcext:value-type="float">
            <text:p>714</text:p>
          </table:table-cell>
          <table:table-cell table:formula="of:=[l3tmr.D4]" office:value-type="float" office:value="2425" calcext:value-type="float">
            <text:p>2425</text:p>
          </table:table-cell>
          <table:table-cell table:formula="of:=[l3tmr.E4]" office:value-type="float" office:value="0" calcext:value-type="float">
            <text:p>0</text:p>
          </table:table-cell>
          <table:table-cell table:formula="of:=[l3tmr.F4]" office:value-type="float" office:value="680" calcext:value-type="float">
            <text:p>680</text:p>
          </table:table-cell>
          <table:table-cell table:formula="of:=[l3time.D4]" office:value-type="float" office:value="2969" calcext:value-type="float">
            <text:p>2969</text:p>
          </table:table-cell>
          <table:table-cell table:formula="of:=[l3time.E4]" office:value-type="float" office:value="65" calcext:value-type="float">
            <text:p>65</text:p>
          </table:table-cell>
          <table:table-cell table:formula="of:=[l3time.F4]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l3flow.B5]" office:value-type="string" office:string-value="nmea" calcext:value-type="string">
            <text:p>nmea</text:p>
          </table:table-cell>
          <table:table-cell table:formula="of:=[l3orig.D5]" office:value-type="float" office:value="2665" calcext:value-type="float">
            <text:p>2665</text:p>
          </table:table-cell>
          <table:table-cell table:formula="of:=[l3orig.E5]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[l3flow.D5]" office:value-type="float" office:value="2435" calcext:value-type="float">
            <text:p>2435</text:p>
          </table:table-cell>
          <table:table-cell table:formula="of:=[l3flow.E5]" office:value-type="float" office:value="0" calcext:value-type="float">
            <text:p>0</text:p>
          </table:table-cell>
          <table:table-cell table:formula="of:=[l3flow.F5]" office:value-type="float" office:value="670" calcext:value-type="float">
            <text:p>670</text:p>
          </table:table-cell>
          <table:table-cell table:formula="of:=[l3tmr.D5]" office:value-type="float" office:value="2458" calcext:value-type="float">
            <text:p>2458</text:p>
          </table:table-cell>
          <table:table-cell table:formula="of:=[l3tmr.E5]" office:value-type="float" office:value="0" calcext:value-type="float">
            <text:p>0</text:p>
          </table:table-cell>
          <table:table-cell table:formula="of:=[l3tmr.F5]" office:value-type="float" office:value="647" calcext:value-type="float">
            <text:p>647</text:p>
          </table:table-cell>
          <table:table-cell table:formula="of:=[l3time.D5]" office:value-type="float" office:value="2939" calcext:value-type="float">
            <text:p>2939</text:p>
          </table:table-cell>
          <table:table-cell table:formula="of:=[l3time.E5]" office:value-type="float" office:value="78" calcext:value-type="float">
            <text:p>78</text:p>
          </table:table-cell>
          <table:table-cell table:formula="of:=[l3time.F5]"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l3flow.B6]" office:value-type="string" office:string-value="hamming" calcext:value-type="string">
            <text:p>hamming</text:p>
          </table:table-cell>
          <table:table-cell table:formula="of:=[l3orig.D6]" office:value-type="float" office:value="2732" calcext:value-type="float">
            <text:p>2732</text:p>
          </table:table-cell>
          <table:table-cell table:formula="of:=[l3orig.E6]"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formula="of:=[l3flow.D6]" office:value-type="float" office:value="2422" calcext:value-type="float">
            <text:p>2422</text:p>
          </table:table-cell>
          <table:table-cell table:formula="of:=[l3flow.E6]" office:value-type="float" office:value="0" calcext:value-type="float">
            <text:p>0</text:p>
          </table:table-cell>
          <table:table-cell table:formula="of:=[l3flow.F6]" office:value-type="float" office:value="683" calcext:value-type="float">
            <text:p>683</text:p>
          </table:table-cell>
          <table:table-cell table:formula="of:=[l3tmr.D6]" office:value-type="float" office:value="2465" calcext:value-type="float">
            <text:p>2465</text:p>
          </table:table-cell>
          <table:table-cell table:formula="of:=[l3tmr.E6]" office:value-type="float" office:value="0" calcext:value-type="float">
            <text:p>0</text:p>
          </table:table-cell>
          <table:table-cell table:formula="of:=[l3tmr.F6]" office:value-type="float" office:value="640" calcext:value-type="float">
            <text:p>640</text:p>
          </table:table-cell>
          <table:table-cell table:formula="of:=[l3time.D6]" office:value-type="float" office:value="2967" calcext:value-type="float">
            <text:p>2967</text:p>
          </table:table-cell>
          <table:table-cell table:formula="of:=[l3time.E6]" office:value-type="float" office:value="83" calcext:value-type="float">
            <text:p>83</text:p>
          </table:table-cell>
          <table:table-cell table:formula="of:=[l3time.F6]" office:value-type="float" office:value="57" calcext:value-type="float">
            <text:p>57</text:p>
          </table:table-cell>
        </table:table-row>
      </table:table>
      <table:table table:name="Sheet6" table:style-name="ta1">
        <table:shapes>
          <draw:frame draw:z-index="0" draw:style-name="gr1" draw:text-style-name="P1" svg:width="158.31mm" svg:height="90.04mm" svg:x="97.3mm" svg:y="36.13mm">
            <loext:p draw:notify-on-update-of-ranges="Sheet6.C2:Sheet6.H3 Sheet6.B4:Sheet6.B4 Sheet6.C4:Sheet6.H4 Sheet6.B5:Sheet6.B5 Sheet6.C5:Sheet6.H5 Sheet6.B6:Sheet6.B6 Sheet6.C6:Sheet6.H6 Sheet6.B7:Sheet6.B7 Sheet6.C7:Sheet6.H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3" table:number-columns-spanned="1" table:number-rows-spanned="2"/>
          <table:table-cell table:style-name="ce3" office:value-type="string" calcext:value-type="string" table:number-columns-spanned="3" table:number-rows-spanned="1">
            <text:p>L3Flow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L3TR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table:formula="of:=[l3flow.G2]" office:value-type="string" office:string-value="Recovered" calcext:value-type="string">
            <text:p>Recovered</text:p>
          </table:table-cell>
          <table:table-cell table:formula="of:=[l3flow.H2]" office:value-type="string" office:string-value="Not-recovered" calcext:value-type="string">
            <text:p>Not-recovered</text:p>
          </table:table-cell>
          <table:table-cell table:formula="of:=[l3flow.I2]" office:value-type="string" office:string-value="Recovered-error" calcext:value-type="string">
            <text:p>Recovered-error</text:p>
          </table:table-cell>
          <table:table-cell table:formula="of:=[l3time.G2]" office:value-type="string" office:string-value="Recovered" calcext:value-type="string">
            <text:p>Recovered</text:p>
          </table:table-cell>
          <table:table-cell table:formula="of:=[l3time.H2]" office:value-type="string" office:string-value="Not-recovered" calcext:value-type="string">
            <text:p>Not-recovered</text:p>
          </table:table-cell>
          <table:table-cell table:formula="of:=[l3time.I2]" office:value-type="string" office:string-value="Recovered-error" calcext:value-type="string">
            <text:p>Recovered-error</text:p>
          </table:table-cell>
        </table:table-row>
        <table:table-row table:style-name="ro1">
          <table:table-cell/>
          <table:table-cell table:formula="of:=[l3tmr.B3]" office:value-type="string" office:string-value="basic" calcext:value-type="string">
            <text:p>basic</text:p>
          </table:table-cell>
          <table:table-cell table:formula="of:=[l3flow.G3]" office:value-type="float" office:value="443" calcext:value-type="float">
            <text:p>443</text:p>
          </table:table-cell>
          <table:table-cell table:formula="of:=[l3flow.H3]" office:value-type="float" office:value="129" calcext:value-type="float">
            <text:p>129</text:p>
          </table:table-cell>
          <table:table-cell table:formula="of:=[l3flow.I3]" office:value-type="float" office:value="29" calcext:value-type="float">
            <text:p>29</text:p>
          </table:table-cell>
          <table:table-cell table:formula="of:=[l3time.G3]" office:value-type="float" office:value="61" calcext:value-type="float">
            <text:p>61</text:p>
          </table:table-cell>
          <table:table-cell table:formula="of:=[l3time.H3]" office:value-type="float" office:value="1" calcext:value-type="float">
            <text:p>1</text:p>
          </table:table-cell>
          <table:table-cell table:formula="of:=[l3time.I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4]" office:value-type="string" office:string-value="bsort" calcext:value-type="string">
            <text:p>bsort</text:p>
          </table:table-cell>
          <table:table-cell table:formula="of:=[l3flow.G4]" office:value-type="float" office:value="481" calcext:value-type="float">
            <text:p>481</text:p>
          </table:table-cell>
          <table:table-cell table:formula="of:=[l3flow.H4]" office:value-type="float" office:value="233" calcext:value-type="float">
            <text:p>233</text:p>
          </table:table-cell>
          <table:table-cell table:formula="of:=[l3flow.I4]" office:value-type="float" office:value="0" calcext:value-type="float">
            <text:p>0</text:p>
          </table:table-cell>
          <table:table-cell table:formula="of:=[l3time.G4]" office:value-type="float" office:value="70" calcext:value-type="float">
            <text:p>70</text:p>
          </table:table-cell>
          <table:table-cell table:formula="of:=[l3time.H4]" office:value-type="float" office:value="2" calcext:value-type="float">
            <text:p>2</text:p>
          </table:table-cell>
          <table:table-cell table:formula="of:=[l3time.I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5]" office:value-type="string" office:string-value="nmea" calcext:value-type="string">
            <text:p>nmea</text:p>
          </table:table-cell>
          <table:table-cell table:formula="of:=[l3flow.G5]" office:value-type="float" office:value="232" calcext:value-type="float">
            <text:p>232</text:p>
          </table:table-cell>
          <table:table-cell table:formula="of:=[l3flow.H5]" office:value-type="float" office:value="438" calcext:value-type="float">
            <text:p>438</text:p>
          </table:table-cell>
          <table:table-cell table:formula="of:=[l3flow.I5]" office:value-type="float" office:value="0" calcext:value-type="float">
            <text:p>0</text:p>
          </table:table-cell>
          <table:table-cell table:formula="of:=[l3time.G5]" office:value-type="float" office:value="90" calcext:value-type="float">
            <text:p>90</text:p>
          </table:table-cell>
          <table:table-cell table:formula="of:=[l3time.H5]" office:value-type="float" office:value="0" calcext:value-type="float">
            <text:p>0</text:p>
          </table:table-cell>
          <table:table-cell table:formula="of:=[l3time.I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6]" office:value-type="string" office:string-value="hamming" calcext:value-type="string">
            <text:p>hamming</text:p>
          </table:table-cell>
          <table:table-cell table:formula="of:=[l3flow.G6]" office:value-type="float" office:value="536" calcext:value-type="float">
            <text:p>536</text:p>
          </table:table-cell>
          <table:table-cell table:formula="of:=[l3flow.H6]" office:value-type="float" office:value="146" calcext:value-type="float">
            <text:p>146</text:p>
          </table:table-cell>
          <table:table-cell table:formula="of:=[l3flow.I6]" office:value-type="float" office:value="1" calcext:value-type="float">
            <text:p>1</text:p>
          </table:table-cell>
          <table:table-cell table:formula="of:=[l3time.G6]" office:value-type="float" office:value="56" calcext:value-type="float">
            <text:p>56</text:p>
          </table:table-cell>
          <table:table-cell table:formula="of:=[l3time.H6]" office:value-type="float" office:value="1" calcext:value-type="float">
            <text:p>1</text:p>
          </table:table-cell>
          <table:table-cell table:formula="of:=[l3time.I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4:36:24.362176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4:27:44.934471225</meta:creation-date>
    <dc:date>2017-09-21T14:38:28.222468038</dc:date>
    <meta:editing-duration>P7DT3H25M8S</meta:editing-duration>
    <meta:editing-cycles>14</meta:editing-cycles>
    <meta:generator>LibreOffice/5.1.6.2$Linux_X86_64 LibreOffice_project/10m0$Build-2</meta:generator>
    <meta:document-statistic meta:table-count="6" meta:cell-count="24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flow.B3:l3flow.B6 l3flow.G2:l3flow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G3:l3flow.G6" chart:label-cell-address="l3flow.G2:l3flow.G2" chart:class="chart:bar">
            <chart:data-point chart:repeated="4"/>
          </chart:series>
          <chart:series chart:style-name="ch8" chart:values-cell-range-address="l3flow.H3:l3flow.H6" chart:label-cell-address="l3flow.H2:l3flow.H2" chart:class="chart:bar">
            <chart:data-point chart:repeated="4"/>
          </chart:series>
          <chart:series chart:style-name="ch9" chart:values-cell-range-address="l3flow.I3:l3flow.I6" chart:label-cell-address="l3flow.I2:l3flow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flow.G2:l3flow.G2</svg:desc>
                </draw:g>
              </table:table-cell>
              <table:table-cell office:value-type="string">
                <text:p>Not-recovered</text:p>
                <draw:g>
                  <svg:desc>l3flow.H2:l3flow.H2</svg:desc>
                </draw:g>
              </table:table-cell>
              <table:table-cell office:value-type="string">
                <text:p>Recovered-error</text:p>
                <draw:g>
                  <svg:desc>l3flow.I2:l3flow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443">
                <text:p>443</text:p>
                <draw:g>
                  <svg:desc>l3flow.G3:l3flow.G6</svg:desc>
                </draw:g>
              </table:table-cell>
              <table:table-cell office:value-type="float" office:value="129">
                <text:p>129</text:p>
                <draw:g>
                  <svg:desc>l3flow.H3:l3flow.H6</svg:desc>
                </draw:g>
              </table:table-cell>
              <table:table-cell office:value-type="float" office:value="29">
                <text:p>29</text:p>
                <draw:g>
                  <svg:desc>l3flow.I3:l3flow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481">
                <text:p>48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32">
                <text:p>232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36">
                <text:p>53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flow.B3:l3flow.B6 l3flow.D2:l3flow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D3:l3flow.D6" chart:label-cell-address="l3flow.D2:l3flow.D2" chart:class="chart:bar">
            <chart:data-point chart:style-name="ch8"/>
            <chart:data-point chart:repeated="3"/>
          </chart:series>
          <chart:series chart:style-name="ch9" chart:values-cell-range-address="l3flow.E3:l3flow.E6" chart:label-cell-address="l3flow.E2:l3flow.E2" chart:class="chart:bar">
            <chart:data-point chart:repeated="4"/>
          </chart:series>
          <chart:series chart:style-name="ch10" chart:values-cell-range-address="l3flow.F3:l3flow.F6" chart:label-cell-address="l3flow.F2:l3flow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flow.D2:l3flow.D2</svg:desc>
                </draw:g>
              </table:table-cell>
              <table:table-cell office:value-type="string">
                <text:p>Nok-failure</text:p>
                <draw:g>
                  <svg:desc>l3flow.E2:l3flow.E2</svg:desc>
                </draw:g>
              </table:table-cell>
              <table:table-cell office:value-type="string">
                <text:p>Detected</text:p>
                <draw:g>
                  <svg:desc>l3flow.F2:l3flow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2514">
                <text:p>2514</text:p>
                <draw:g>
                  <svg:desc>l3flow.D3:l3flow.D6</svg:desc>
                </draw:g>
              </table:table-cell>
              <table:table-cell office:value-type="float" office:value="0">
                <text:p>0</text:p>
                <draw:g>
                  <svg:desc>l3flow.E3:l3flow.E6</svg:desc>
                </draw:g>
              </table:table-cell>
              <table:table-cell office:value-type="float" office:value="601">
                <text:p>601</text:p>
                <draw:g>
                  <svg:desc>l3flow.F3:l3flow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 chart:data-label-number="percentag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mr.B3:l3tmr.B6 l3tmr.D2:l3tmr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D3:l3tmr.D6" chart:label-cell-address="l3tmr.D2:l3tmr.D2" chart:class="chart:bar">
            <chart:data-point/>
            <chart:data-point chart:style-name="ch8"/>
            <chart:data-point chart:repeated="2"/>
          </chart:series>
          <chart:series chart:style-name="ch9" chart:values-cell-range-address="l3tmr.E3:l3tmr.E6" chart:label-cell-address="l3tmr.E2:l3tmr.E2" chart:class="chart:bar">
            <chart:data-point chart:repeated="4"/>
          </chart:series>
          <chart:series chart:style-name="ch10" chart:values-cell-range-address="l3tmr.F3:l3tmr.F6" chart:label-cell-address="l3tmr.F2:l3tmr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mr.D2:l3tmr.D2</svg:desc>
                </draw:g>
              </table:table-cell>
              <table:table-cell office:value-type="string">
                <text:p>Nok-failure</text:p>
                <draw:g>
                  <svg:desc>l3tmr.E2:l3tmr.E2</svg:desc>
                </draw:g>
              </table:table-cell>
              <table:table-cell office:value-type="string">
                <text:p>Detected</text:p>
                <draw:g>
                  <svg:desc>l3tmr.F2:l3tmr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2518">
                <text:p>2518</text:p>
                <draw:g>
                  <svg:desc>l3tmr.D3:l3tmr.D6</svg:desc>
                </draw:g>
              </table:table-cell>
              <table:table-cell office:value-type="float" office:value="0">
                <text:p>0</text:p>
                <draw:g>
                  <svg:desc>l3tmr.E3:l3tmr.E6</svg:desc>
                </draw:g>
              </table:table-cell>
              <table:table-cell office:value-type="float" office:value="587">
                <text:p>587</text:p>
                <draw:g>
                  <svg:desc>l3tmr.F3:l3tmr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mr.B3:l3tmr.B6 l3tmr.G2:l3tmr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G3:l3tmr.G6" chart:label-cell-address="l3tmr.G2:l3tmr.G2" chart:class="chart:bar">
            <chart:data-point chart:repeated="4"/>
          </chart:series>
          <chart:series chart:style-name="ch8" chart:values-cell-range-address="l3tmr.H3:l3tmr.H6" chart:label-cell-address="l3tmr.H2:l3tmr.H2" chart:class="chart:bar">
            <chart:data-point chart:repeated="4"/>
          </chart:series>
          <chart:series chart:style-name="ch9" chart:values-cell-range-address="l3tmr.I3:l3tmr.I6" chart:label-cell-address="l3tmr.I2:l3tmr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mr.G2:l3tmr.G2</svg:desc>
                </draw:g>
              </table:table-cell>
              <table:table-cell office:value-type="string">
                <text:p>Not-recovered</text:p>
                <draw:g>
                  <svg:desc>l3tmr.H2:l3tmr.H2</svg:desc>
                </draw:g>
              </table:table-cell>
              <table:table-cell office:value-type="string">
                <text:p>Recovered-error</text:p>
                <draw:g>
                  <svg:desc>l3tmr.I2:l3tm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560">
                <text:p>560</text:p>
                <draw:g>
                  <svg:desc>l3tmr.G3:l3tmr.G6</svg:desc>
                </draw:g>
              </table:table-cell>
              <table:table-cell office:value-type="float" office:value="27">
                <text:p>27</text:p>
                <draw:g>
                  <svg:desc>l3tmr.H3:l3tmr.H6</svg:desc>
                </draw:g>
              </table:table-cell>
              <table:table-cell office:value-type="float" office:value="0">
                <text:p>0</text:p>
                <draw:g>
                  <svg:desc>l3tmr.I3:l3tmr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653">
                <text:p>65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620">
                <text:p>62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613">
                <text:p>61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ime.B3:l3time.B6 l3time.D2:l3time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D3:l3time.D6" chart:label-cell-address="l3time.D2:l3time.D2" chart:class="chart:bar">
            <chart:data-point chart:style-name="ch8"/>
            <chart:data-point chart:repeated="3"/>
          </chart:series>
          <chart:series chart:style-name="ch9" chart:values-cell-range-address="l3time.E3:l3time.E6" chart:label-cell-address="l3time.E2:l3time.E2" chart:class="chart:bar">
            <chart:data-point chart:repeated="4"/>
          </chart:series>
          <chart:series chart:style-name="ch10" chart:values-cell-range-address="l3time.F3:l3time.F6" chart:label-cell-address="l3time.F2:l3time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ime.D2:l3time.D2</svg:desc>
                </draw:g>
              </table:table-cell>
              <table:table-cell office:value-type="string">
                <text:p>Nok-failure</text:p>
                <draw:g>
                  <svg:desc>l3time.E2:l3time.E2</svg:desc>
                </draw:g>
              </table:table-cell>
              <table:table-cell office:value-type="string">
                <text:p>Detected</text:p>
                <draw:g>
                  <svg:desc>l3time.F2:l3tim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2981">
                <text:p>2981</text:p>
                <draw:g>
                  <svg:desc>l3time.D3:l3time.D6</svg:desc>
                </draw:g>
              </table:table-cell>
              <table:table-cell office:value-type="float" office:value="64">
                <text:p>64</text:p>
                <draw:g>
                  <svg:desc>l3time.E3:l3time.E6</svg:desc>
                </draw:g>
              </table:table-cell>
              <table:table-cell office:value-type="float" office:value="62">
                <text:p>62</text:p>
                <draw:g>
                  <svg:desc>l3time.F3:l3time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69">
                <text:p>296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939">
                <text:p>2939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67">
                <text:p>2967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ime.B3:l3time.B6 l3time.G2:l3time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G3:l3time.G6" chart:label-cell-address="l3time.G2:l3time.G2" chart:class="chart:bar">
            <chart:data-point chart:repeated="4"/>
          </chart:series>
          <chart:series chart:style-name="ch8" chart:values-cell-range-address="l3time.H3:l3time.H6" chart:label-cell-address="l3time.H2:l3time.H2" chart:class="chart:bar">
            <chart:data-point chart:repeated="4"/>
          </chart:series>
          <chart:series chart:style-name="ch9" chart:values-cell-range-address="l3time.I3:l3time.I6" chart:label-cell-address="l3time.I2:l3time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ime.G2:l3time.G2</svg:desc>
                </draw:g>
              </table:table-cell>
              <table:table-cell office:value-type="string">
                <text:p>Not-recovered</text:p>
                <draw:g>
                  <svg:desc>l3time.H2:l3time.H2</svg:desc>
                </draw:g>
              </table:table-cell>
              <table:table-cell office:value-type="string">
                <text:p>Recovered-error</text:p>
                <draw:g>
                  <svg:desc>l3time.I2:l3tim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61">
                <text:p>61</text:p>
                <draw:g>
                  <svg:desc>l3time.G3:l3time.G6</svg:desc>
                </draw:g>
              </table:table-cell>
              <table:table-cell office:value-type="float" office:value="1">
                <text:p>1</text:p>
                <draw:g>
                  <svg:desc>l3time.H3:l3time.H6</svg:desc>
                </draw:g>
              </table:table-cell>
              <table:table-cell office:value-type="float" office:value="0">
                <text:p>0</text:p>
                <draw:g>
                  <svg:desc>l3time.I3:l3time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32cm" svg:height="9.005cm" xlink:href=".." xlink:type="simple" chart:class="chart:bar" chart:style-name="ch1">
        <chart:legend chart:legend-position="top" svg:x="4.908cm" svg:y="0.185cm" style:legend-expansion="wide" chart:style-name="ch2"/>
        <chart:plot-area chart:style-name="ch3" table:cell-range-address="Sheet6.C2:Sheet6.H7 Sheet6.B4:Sheet6.B7" chart:data-source-has-labels="both" svg:x="0.316cm" svg:y="0.963cm" svg:width="15.2cm" svg:height="7.862cm">
          <chartooo:coordinate-region svg:x="1.123cm" svg:y="0.963cm" svg:width="14.393cm" svg:height="3.309cm"/>
          <chart:axis chart:dimension="x" chart:name="primary-x" chart:style-name="ch4" chartooo:axis-type="auto">
            <chartooo:date-scale/>
            <chart:categories table:cell-range-address="Sheet6.C2:Sheet6.H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C4:Sheet6.H4" chart:label-cell-address="Sheet6.B4:Sheet6.B4" chart:class="chart:bar">
            <chart:data-point chart:repeated="6"/>
          </chart:series>
          <chart:series chart:style-name="ch8" chart:values-cell-range-address="Sheet6.C5:Sheet6.H5" chart:label-cell-address="Sheet6.B5:Sheet6.B5" chart:class="chart:bar">
            <chart:data-point chart:repeated="6"/>
          </chart:series>
          <chart:series chart:style-name="ch9" chart:values-cell-range-address="Sheet6.C6:Sheet6.H6" chart:label-cell-address="Sheet6.B6:Sheet6.B6" chart:class="chart:bar">
            <chart:data-point chart:repeated="6"/>
          </chart:series>
          <chart:series chart:style-name="ch10" chart:values-cell-range-address="Sheet6.C7:Sheet6.H7" chart:label-cell-address="Sheet6.B7:Sheet6.B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  <draw:g>
                  <svg:desc>Sheet6.B4:Sheet6.B4</svg:desc>
                </draw:g>
              </table:table-cell>
              <table:table-cell office:value-type="string">
                <text:p>bsort</text:p>
                <draw:g>
                  <svg:desc>Sheet6.B5:Sheet6.B5</svg:desc>
                </draw:g>
              </table:table-cell>
              <table:table-cell office:value-type="string">
                <text:p>nmea</text:p>
                <draw:g>
                  <svg:desc>Sheet6.B6:Sheet6.B6</svg:desc>
                </draw:g>
              </table:table-cell>
              <table:table-cell office:value-type="string">
                <text:p>hamming</text:p>
                <draw:g>
                  <svg:desc>Sheet6.B7:Sheet6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Sheet6.C2:Sheet6.H3</svg:desc>
                </draw:g>
              </table:table-cell>
              <table:table-cell office:value-type="float" office:value="443">
                <text:p>443</text:p>
                <draw:g>
                  <svg:desc>Sheet6.C4:Sheet6.H4</svg:desc>
                </draw:g>
              </table:table-cell>
              <table:table-cell office:value-type="float" office:value="481">
                <text:p>481</text:p>
                <draw:g>
                  <svg:desc>Sheet6.C5:Sheet6.H5</svg:desc>
                </draw:g>
              </table:table-cell>
              <table:table-cell office:value-type="float" office:value="232">
                <text:p>232</text:p>
                <draw:g>
                  <svg:desc>Sheet6.C6:Sheet6.H6</svg:desc>
                </draw:g>
              </table:table-cell>
              <table:table-cell office:value-type="float" office:value="536">
                <text:p>536</text:p>
                <draw:g>
                  <svg:desc>Sheet6.C7:Sheet6.H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129">
                <text:p>129</text:p>
              </table:table-cell>
              <table:table-cell office:value-type="float" office:value="233">
                <text:p>233</text:p>
              </table:table-cell>
              <table:table-cell office:value-type="float" office:value="438">
                <text:p>43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57cm" svg:height="11.21cm" xlink:href=".." xlink:type="simple" chart:class="chart:bar" chart:style-name="ch1">
        <chart:legend chart:legend-position="top" svg:x="8.891cm" svg:y="0.185cm" style:legend-expansion="wide" chart:style-name="ch2"/>
        <chart:plot-area chart:style-name="ch3" table:cell-range-address="Sheet4.C2:Sheet4.N7 Sheet4.B4:Sheet4.B7" chart:data-source-has-labels="both" svg:x="1.656cm" svg:y="1.06cm" svg:width="22.9cm" svg:height="8.726cm">
          <chartooo:coordinate-region svg:x="2.648cm" svg:y="1.26cm" svg:width="21.908cm" svg:height="7.481cm"/>
          <chart:axis chart:dimension="x" chart:name="primary-x" chart:style-name="ch4" chartooo:axis-type="auto">
            <chartooo:date-scale/>
            <chart:title svg:x="10.126cm" svg:y="10.011cm" chart:style-name="ch5">
              <text:p>Architecture and Fault Type</text:p>
            </chart:title>
            <chart:categories table:cell-range-address="Sheet4.C2:Sheet4.N3"/>
          </chart:axis>
          <chart:axis chart:dimension="y" chart:name="primary-y" chart:style-name="ch6">
            <chart:title svg:x="0.451cm" svg:y="7.259cm" chart:style-name="ch7">
              <text:p>No. of executions</text:p>
            </chart:title>
            <chart:grid chart:style-name="ch8" chart:class="major"/>
          </chart:axis>
          <chart:series chart:style-name="ch9" chart:values-cell-range-address="Sheet4.C4:Sheet4.N4" chart:label-cell-address="Sheet4.B4:Sheet4.B4" chart:class="chart:bar">
            <chart:data-point chart:repeated="12"/>
          </chart:series>
          <chart:series chart:style-name="ch10" chart:values-cell-range-address="Sheet4.C5:Sheet4.N5" chart:label-cell-address="Sheet4.B5:Sheet4.B5" chart:class="chart:bar">
            <chart:data-point chart:repeated="12"/>
          </chart:series>
          <chart:series chart:style-name="ch11" chart:values-cell-range-address="Sheet4.C6:Sheet4.N6" chart:label-cell-address="Sheet4.B6:Sheet4.B6" chart:class="chart:bar">
            <chart:data-point chart:repeated="12"/>
          </chart:series>
          <chart:series chart:style-name="ch12" chart:values-cell-range-address="Sheet4.C7:Sheet4.N7" chart:label-cell-address="Sheet4.B7:Sheet4.B7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  <draw:g>
                  <svg:desc>Sheet4.B4:Sheet4.B4</svg:desc>
                </draw:g>
              </table:table-cell>
              <table:table-cell office:value-type="string">
                <text:p>bsort</text:p>
                <draw:g>
                  <svg:desc>Sheet4.B5:Sheet4.B5</svg:desc>
                </draw:g>
              </table:table-cell>
              <table:table-cell office:value-type="string">
                <text:p>nmea</text:p>
                <draw:g>
                  <svg:desc>Sheet4.B6:Sheet4.B6</svg:desc>
                </draw:g>
              </table:table-cell>
              <table:table-cell office:value-type="string">
                <text:p>hamming</text:p>
                <draw:g>
                  <svg:desc>Sheet4.B7:Sheet4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Sheet4.C2:Sheet4.N3</svg:desc>
                </draw:g>
              </table:table-cell>
              <table:table-cell office:value-type="float" office:value="2731">
                <text:p>2731</text:p>
                <draw:g>
                  <svg:desc>Sheet4.C4:Sheet4.N4</svg:desc>
                </draw:g>
              </table:table-cell>
              <table:table-cell office:value-type="float" office:value="2715">
                <text:p>2715</text:p>
                <draw:g>
                  <svg:desc>Sheet4.C5:Sheet4.N5</svg:desc>
                </draw:g>
              </table:table-cell>
              <table:table-cell office:value-type="float" office:value="2665">
                <text:p>2665</text:p>
                <draw:g>
                  <svg:desc>Sheet4.C6:Sheet4.N6</svg:desc>
                </draw:g>
              </table:table-cell>
              <table:table-cell office:value-type="float" office:value="2732">
                <text:p>2732</text:p>
                <draw:g>
                  <svg:desc>Sheet4.C7:Sheet4.N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376">
                <text:p>376</text:p>
              </table:table-cell>
              <table:table-cell office:value-type="float" office:value="390">
                <text:p>390</text:p>
              </table:table-cell>
              <table:table-cell office:value-type="float" office:value="440">
                <text:p>44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514">
                <text:p>2514</text:p>
              </table:table-cell>
              <table:table-cell office:value-type="float" office:value="2391">
                <text:p>2391</text:p>
              </table:table-cell>
              <table:table-cell office:value-type="float" office:value="2435">
                <text:p>2435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01">
                <text:p>601</text:p>
              </table:table-cell>
              <table:table-cell office:value-type="float" office:value="714">
                <text:p>714</text:p>
              </table:table-cell>
              <table:table-cell office:value-type="float" office:value="670">
                <text:p>67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/>
              <table:table-cell office:value-type="float" office:value="2518">
                <text:p>2518</text:p>
              </table:table-cell>
              <table:table-cell office:value-type="float" office:value="2425">
                <text:p>2425</text:p>
              </table:table-cell>
              <table:table-cell office:value-type="float" office:value="2458">
                <text:p>2458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87">
                <text:p>587</text:p>
              </table:table-cell>
              <table:table-cell office:value-type="float" office:value="680">
                <text:p>680</text:p>
              </table:table-cell>
              <table:table-cell office:value-type="float" office:value="647">
                <text:p>64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/>
              <table:table-cell office:value-type="float" office:value="2981">
                <text:p>2981</text:p>
              </table:table-cell>
              <table:table-cell office:value-type="float" office:value="2969">
                <text:p>2969</text:p>
              </table:table-cell>
              <table:table-cell office:value-type="float" office:value="2939">
                <text:p>2939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952cm" style:legend-expansion="high" chart:style-name="ch2"/>
        <chart:plot-area chart:style-name="ch3" table:cell-range-address="l3orig.B3:l3orig.B6 l3orig.D2:l3orig.E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orig.B3:l3orig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orig.D3:l3orig.D6" chart:label-cell-address="l3orig.D2:l3orig.D2" chart:class="chart:bar">
            <chart:data-point chart:repeated="4"/>
          </chart:series>
          <chart:series chart:style-name="ch8" chart:values-cell-range-address="l3orig.E3:l3orig.E6" chart:label-cell-address="l3orig.E2:l3orig.E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orig.D2:l3orig.D2</svg:desc>
                </draw:g>
              </table:table-cell>
              <table:table-cell office:value-type="string">
                <text:p>Nok-failure</text:p>
                <draw:g>
                  <svg:desc>l3orig.E2:l3orig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orig.B3:l3orig.B6</svg:desc>
                </draw:g>
              </table:table-cell>
              <table:table-cell office:value-type="float" office:value="2731">
                <text:p>2731</text:p>
                <draw:g>
                  <svg:desc>l3orig.D3:l3orig.D6</svg:desc>
                </draw:g>
              </table:table-cell>
              <table:table-cell office:value-type="float" office:value="376">
                <text:p>376</text:p>
                <draw:g>
                  <svg:desc>l3orig.E3:l3orig.E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715">
                <text:p>271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665">
                <text:p>266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732">
                <text:p>2732</text:p>
              </table:table-cell>
              <table:table-cell office:value-type="float" office:value="373">
                <text:p>3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